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DejaVu Serif1"/>
    </style:style>
    <style:style style:name="P3" style:family="paragraph" style:parent-style-name="Standard">
      <style:paragraph-properties fo:text-align="justify" style:justify-single-word="false"/>
      <style:text-properties style:font-name="DejaVu Serif1" fo:font-style="normal" style:font-style-asian="normal" style:font-name-complex="Arial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1.165cm"/>
        </style:tab-stops>
      </style:paragraph-properties>
      <style:text-properties style:font-name="DejaVu Serif1" fo:font-style="normal" style:font-style-asian="normal" style:font-name-complex="Arial" style:font-style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DejaVu Serif1" fo:font-style="normal" style:font-style-asian="normal" style:font-name-complex="Arial" style:font-style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DejaVu Serif1" fo:font-style="italic" style:font-style-asian="italic" style:font-name-complex="Arial"/>
    </style:style>
    <style:style style:name="P7" style:family="paragraph" style:parent-style-name="Standard" style:master-page-name="Standard">
      <style:paragraph-properties fo:text-align="end" style:justify-single-word="false" style:page-number="auto"/>
      <style:text-properties style:font-name="Arial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DejaVu Serif1" fo:font-style="italic" style:font-style-asian="italic" style:font-name-complex="Ari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1.165cm"/>
        </style:tab-stops>
      </style:paragraph-properties>
      <style:text-properties style:font-name="DejaVu Serif1" fo:font-style="normal" style:font-style-asian="normal" style:font-name-complex="Arial" style:font-style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style:font-size-asian="14pt" style:font-name-complex="Arial" style:font-size-complex="14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tyle="italic" style:font-style-asian="italic" style:font-name-complex="Arial"/>
    </style:style>
    <style:style style:name="T3" style:family="text">
      <style:text-properties style:font-name="Arial" fo:font-style="normal" style:font-style-asian="normal" style:font-name-complex="Arial" style:font-style-complex="normal"/>
    </style:style>
    <style:style style:name="T4" style:family="text">
      <style:text-properties style:font-name-complex="Arial"/>
    </style:style>
    <style:style style:name="T5" style:family="text">
      <style:text-properties fo:font-style="italic" style:font-style-asian="italic" style:font-name-complex="Arial"/>
    </style:style>
    <style:style style:name="T6" style:family="text">
      <style:text-properties fo:font-style="normal" style:font-style-asian="normal" style:font-name-complex="Arial" style:font-style-complex="normal"/>
    </style:style>
    <style:style style:name="T7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/text:p>
      <text:p text:style-name="P11">Заключение</text:p>
      <text:p text:style-name="P10"><text:span text:style-name="T1">предполагаемого научного руководителя на собеседование с <text:line-break/>Пеленицыным Артёмом Михайловичем,<text:line-break/>поступающим в </text:span><text:span text:style-name="T3">очную</text:span><text:span text:style-name="T2"> </text:span><text:span text:style-name="T1">аспирантуру в 2009 году по специальности<text:line-break/></text:span><text:span text:style-name="T3">05.13.11 — Математическое и программное обеспечение <text:line-break/>вычислительных машин, комплексов и компьютерных сетей</text:span></text:p>
      <text:p text:style-name="P1"/>
      <text:p text:style-name="P2"><text:span text:style-name="T4">Представлена статья: </text:span><text:span text:style-name="T6">«</text:span><text:span text:style-name="T4">Реализация программного алгебро-геометрического кодека с применением алгоритма Сакаты</text:span><text:span text:style-name="T6">»</text:span><text:span text:style-name="T5">, </text:span><text:span text:style-name="T4">объемом <text:s/>3</text:span><text:span text:style-name="T5"> </text:span><text:span text:style-name="T6">страницы</text:span><text:span text:style-name="T4">, опубликованная в журнале «Известия ЮФУ. Технические науки», 2008, №8, с. 196–198, входящем в список журналов, рекомендованных Президиумом Высшей аттестационной комиссии.</text:span></text:p>
      <text:p text:style-name="P8"><text:span text:style-name="T7">Статья соответствует научному направлению поступающего и является оригинальной работой в своей области исследования. Полученные результаты являются важным звеном на пути соединения теоретических разработок и промышленной практики. Считаю, что статья выполнена на оценку «отлично».</text:span></text:p>
      <text:p text:style-name="P2"><text:span text:style-name="T4">Собеседование с </text:span><text:span text:style-name="T6">Пеленицыным Артёмом Михайловичем </text:span><text:span text:style-name="T4">показало, что поступающий ознакомился и усвоил большое количество работ в данной отрасли науки, имеет представление об актуальных проблемах, которые могут стать предметом исследований и готов к их решению. Таким образом, его подготовленность к аспирантуре по специальности </text:span><text:span text:style-name="T6">05.13.11 — Математическое и программное обеспечение вычислительных машин, комплексов и компьютерных сетей не вызывает сомнений. У Артёма имеется задел для диссертационной работы в виде результатов, полученных в магистерской диссертации, представленных на научных конференциях и опубликованных в научных журналах.</text:span></text:p>
      <text:p text:style-name="P2"><text:span text:style-name="T4">Поступающий </text:span><text:span text:style-name="T6">Пеленицын Артём Михайлович </text:span><text:span text:style-name="T4">рекомендуется к участию в конкурсе в аспирантуру по специальности </text:span><text:span text:style-name="T6">05.13.11 — Математическое и программное обеспечение вычислительных машин, комплексов и компьютерных сетей.</text:span></text:p>
      <text:p text:style-name="P2"><text:span text:style-name="T4">Согласен осуществлять научное руководство диссертационной работой </text:span><text:span text:style-name="T5"><text:s/></text:span><text:span text:style-name="T6">Пеленицына Артёма Михайловича.</text:span></text:p>
      <text:p text:style-name="P3"/>
      <text:p text:style-name="P4">канд. физ.-мат. наук,<text:tab/>Деундяк</text:p>
      <text:p text:style-name="P4">доц. каф. Алгебры<text:tab/>Владимир Михайлович</text:p>
      <text:p text:style-name="P4">и дискретной математики</text:p>
      <text:p text:style-name="P6"/>
      <text:p text:style-name="P3"/>
      <text:p text:style-name="P5">30.06.200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orphans="2" fo:widows="2" fo:hyphenation-ladder-count="no-limit" fo:text-indent="1.199cm" style:auto-text-indent="false" style:page-number="auto" style:writing-mode="lr-tb"/>
      <style:text-properties style:use-window-font-color="true" style:font-name="DejaVu Serif" fo:font-size="12pt" fo:language="ru" fo:country="RU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ser</meta:initial-creator>
    <meta:creation-date>2009-04-21T10:04:00</meta:creation-date>
    <dc:date>2009-06-30T12:12:34</dc:date>
    <meta:print-date>2009-05-04T10:51:00</meta:print-date>
    <meta:editing-cycles>25</meta:editing-cycles>
    <meta:editing-duration>PT16H46M25S</meta:editing-duration>
    <meta:generator>OpenOffice.org/3.0$Linux OpenOffice.org_project/300m15$Build-9379</meta:generator>
    <meta:document-statistic meta:table-count="0" meta:image-count="0" meta:object-count="0" meta:page-count="1" meta:paragraph-count="12" meta:word-count="224" meta:character-count="1892"/>
    <meta:user-defined meta:name="Поле 1"/>
    <meta:user-defined meta:name="Поле 2"/>
    <meta:user-defined meta:name="Поле 3"/>
    <meta:user-defined meta:name="Поле 4"/>
  </office:meta>
</office:document-meta>
</file>